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3e31a" officeooo:paragraph-rsid="0013e31a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02in" fo:min-width="5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4">BORNHACK</text:p>
      <text:p text:style-name="P5">PARKING</text:p>
      <text:p text:style-name="P2"><draw:custom-shape text:anchor-type="paragraph" draw:z-index="1" draw:style-name="gr1" svg:width="5.9094in" svg:height="2.8039in" svg:x="0.4957in" svg:y="1.26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19:40:28.072000000</dc:date>
    <meta:editing-duration>PT17M37S</meta:editing-duration>
    <meta:editing-cycles>7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8" meta:non-whitespace-character-count="70"/>
  </office:meta>
</office:document-meta>
</file>